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5fa533"/>
    </style:style>
    <style:style style:name="P2" style:family="paragraph" style:parent-style-name="Text_20_body">
      <style:paragraph-properties fo:text-align="center" style:justify-single-word="false"/>
      <style:text-properties officeooo:rsid="0046595f" officeooo:paragraph-rsid="0046595f"/>
    </style:style>
    <style:style style:name="P3" style:family="paragraph" style:parent-style-name="Text_20_body">
      <style:text-properties officeooo:rsid="005763cb" officeooo:paragraph-rsid="005763cb"/>
    </style:style>
    <style:style style:name="P4" style:family="paragraph" style:parent-style-name="Text_20_body">
      <style:text-properties officeooo:rsid="005763cb" officeooo:paragraph-rsid="005a764d"/>
    </style:style>
    <style:style style:name="P5" style:family="paragraph" style:parent-style-name="Text_20_body">
      <style:paragraph-properties fo:text-align="center" style:justify-single-word="false"/>
      <style:text-properties officeooo:rsid="006378c2" officeooo:paragraph-rsid="005dc4e7"/>
    </style:style>
    <style:style style:name="P6" style:family="paragraph" style:parent-style-name="Standard">
      <style:text-properties officeooo:rsid="00bb59cb" officeooo:paragraph-rsid="005d88b2"/>
    </style:style>
    <style:style style:name="P7" style:family="paragraph" style:parent-style-name="Standard">
      <style:text-properties officeooo:rsid="005763cb" officeooo:paragraph-rsid="005d88b2"/>
    </style:style>
    <style:style style:name="P8" style:family="paragraph" style:parent-style-name="Text_20_body" style:list-style-name="L1"/>
    <style:style style:name="P9" style:family="paragraph" style:parent-style-name="Text_20_body" style:list-style-name="L1">
      <style:text-properties officeooo:rsid="005d160c" officeooo:paragraph-rsid="005d160c"/>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3">
      <style:text-properties officeooo:paragraph-rsid="005763cb"/>
    </style:style>
    <style:style style:name="P13" style:family="paragraph" style:parent-style-name="Text_20_body" style:list-style-name="L3">
      <style:text-properties officeooo:rsid="00586d7f" officeooo:paragraph-rsid="00586d7f"/>
    </style:style>
    <style:style style:name="P14" style:family="paragraph" style:parent-style-name="Text_20_body" style:list-style-name="L4">
      <style:text-properties officeooo:rsid="00590997" officeooo:paragraph-rsid="005d160c"/>
    </style:style>
    <style:style style:name="P15" style:family="paragraph" style:parent-style-name="Text_20_body" style:list-style-name="L4">
      <style:text-properties officeooo:rsid="005a764d" officeooo:paragraph-rsid="005d160c"/>
    </style:style>
    <style:style style:name="P16" style:family="paragraph" style:parent-style-name="Text_20_body" style:list-style-name="L4">
      <style:text-properties officeooo:rsid="005763cb" officeooo:paragraph-rsid="005a764d"/>
    </style:style>
    <style:style style:name="P17" style:family="paragraph" style:parent-style-name="Text_20_body">
      <style:text-properties officeooo:rsid="005763cb" officeooo:paragraph-rsid="005a764d"/>
    </style:style>
    <style:style style:name="P18" style:family="paragraph" style:parent-style-name="Heading_20_1">
      <style:text-properties officeooo:rsid="0046595f" officeooo:paragraph-rsid="0046595f"/>
    </style:style>
    <style:style style:name="P19" style:family="paragraph" style:parent-style-name="Heading_20_2">
      <style:paragraph-properties fo:break-before="page"/>
    </style:style>
    <style:style style:name="T1" style:family="text">
      <style:text-properties officeooo:rsid="005fa533"/>
    </style:style>
    <style:style style:name="T2" style:family="text">
      <style:text-properties officeooo:rsid="0055fcf9"/>
    </style:style>
    <style:style style:name="T3" style:family="text">
      <style:text-properties officeooo:rsid="005763cb"/>
    </style:style>
    <style:style style:name="T4" style:family="text">
      <style:text-properties fo:background-color="transparent" loext:char-shading-value="0"/>
    </style:style>
    <style:style style:name="T5" style:family="text">
      <style:text-properties officeooo:rsid="005d160c" fo:background-color="transparent" loext:char-shading-value="0"/>
    </style:style>
    <style:style style:name="T6" style:family="text">
      <style:text-properties officeooo:rsid="0055fcf9" fo:background-color="transparent" loext:char-shading-value="0"/>
    </style:style>
    <style:style style:name="T7" style:family="text">
      <style:text-properties officeooo:rsid="005d160c"/>
    </style:style>
    <style:style style:name="T8" style:family="text">
      <style:text-properties officeooo:rsid="00650c26"/>
    </style:style>
    <style:style style:name="T9" style:family="text">
      <style:text-properties officeooo:rsid="00663e9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span text:style-name="T2">Beitragsordnung</text:span> des Vereins</text:h>
      <text:p text:style-name="P2">Open Medicine <text:span text:style-name="T8">Initiative</text:span> </text:p>
      <text:p text:style-name="P2">(nachfolgend Verein genannt)</text:p>
      <text:p text:style-name="P5"/>
      <text:p text:style-name="P5"/>
      <text:p text:style-name="P5"/>
      <text:p text:style-name="P5">Der Stand dieser Ordnung wurde von der <text:span text:style-name="T8">Gründungsv</text:span>ersammlung </text:p>
      <text:p text:style-name="P5">am TT.MM.JJJJ beschlossen.</text:p>
      <text:p text:style-name="P5"/>
      <text:p text:style-name="P5"/>
      <text:h text:style-name="P19" text:outline-level="2">§ 1 Grundsatz</text:h>
      <text:p text:style-name="P3">Diese Beitragsordnung ist nicht Bestandteil der Satzung. Sie regelt die Beitragsverpflichtungen der Mitglieder sowie die Gebühren und Umlagen. Sie kann nur von der Mitgliederversammlung des Vereins geändert werden.</text:p>
      <text:h text:style-name="Heading_20_2" text:outline-level="2"><text:bookmark text:name=".C2.A7_1._H.C3.B6he_der_Beitr.C3.A4ge"/>§ <text:span text:style-name="T3">2</text:span> Höhe der Beiträge</text:h>
      <text:list xml:id="list2586712228877243514" text:style-name="L1">
        <text:list-item>
          <text:p text:style-name="P9">Es werden Quartalsbeiträge erhoben. <text:span text:style-name="T8">Es handelt sich um Mindestbeiträge, d.h. es steht jedem Mitglied frei einen höheren Beitrag zu wählen. Eine Herabsenkung der Beitragshöhe bis auf den Mindestbeitrag ist jeweils bis zum zehnten Kalendertag vor Ablauf des Quartals möglich. Der Wunsch zur Beitragsanpassung ist schriftlich oder per E-Mail an den Vorstand zu richten.</text:span></text:p>
        </text:list-item>
        <text:list-item>
          <text:p text:style-name="P8">Der <text:span text:style-name="T8">Mindestm</text:span>itgliedsbeitrag <text:span text:style-name="T7">pro Quartal </text:span>für natürliche Personen beträg<text:span text:style-name="T4">t </text:span><text:span text:style-name="T5">6</text:span><text:span text:style-name="T4"> </text:span>Euro. </text:p>
        </text:list-item>
        <text:list-item>
          <text:p text:style-name="P8">Der Mindest<text:span text:style-name="T7">m</text:span>itgliedsbeitrag <text:span text:style-name="T7">pro Quartal </text:span>für juristische Personen beträ<text:span text:style-name="T4">gt </text:span><text:span text:style-name="T5">25</text:span><text:span text:style-name="T4"> </text:span><text:span text:style-name="T6">E</text:span><text:span text:style-name="T2">uro</text:span>. Über Ausnahmen entscheidet der Vorstand auf Antrag. </text:p>
        </text:list-item>
        <text:list-item>
          <text:p text:style-name="P8">Ehrenmitglieder sind laut Satzung von der Beitragszahlung befreit. </text:p>
        </text:list-item>
      </text:list>
      <text:h text:style-name="Heading_20_2" text:outline-level="2"><text:bookmark text:name=".C2.A7_2._Erm.C3.A4.C3.9Figung"/>§ <text:span text:style-name="T3">3</text:span> Ermäßigung</text:h>
      <text:list xml:id="list1383193999962131167" text:style-name="L2">
        <text:list-item>
          <text:p text:style-name="P10">Für Personen mit eingeschränkter finanzieller Leistungskraft (z.B. Schüler, Studenten, Arbeitslose, Rentner und Sozialhilfeempfänger) kann der Mitgliedsbeitrag auf Antrag ermäßigt werden. <text:span text:style-name="T2">Über einen schriftlich eingebrachten Antrag entscheidet der Vorstand.</text:span></text:p>
        </text:list-item>
        <text:list-item>
          <text:p text:style-name="P10">Der ermäßigte Beitrag beträgt <text:span text:style-name="T5">pro Quartal 3</text:span><text:span text:style-name="T4"> </text:span>Euro.</text:p>
        </text:list-item>
      </text:list>
      <text:h text:style-name="Heading_20_2" text:outline-level="2"><text:bookmark text:name=".C2.A7_3._F.C3.A4lligkeit.2FZahlungsweise"/>§ <text:span text:style-name="T3">4</text:span> Fälligkeit/Zahlungsweise</text:h>
      <text:list xml:id="list6415278622608786529" text:style-name="L3">
        <text:list-item>
          <text:p text:style-name="P12">Der Mitgliedsbeitrag wird jeweils <text:span text:style-name="T7">bis </text:span>zum <text:span text:style-name="T7">fünften Kalendertag des beginnenden Quartals fällig </text:span>in voller Höhe fällig.</text:p>
        </text:list-item>
        <text:list-item>
          <text:p text:style-name="P11">Die <text:span text:style-name="T3">bevorzugte </text:span>Zahlung des Beitrages erfolgt im Lastschriftverfahren. Auf besonderen Wunsch kann der Beitrag auch per Überweisung gezahlt werden. Hierbei ist jeweils die Mitgliedsnummer anzugeben.</text:p>
        </text:list-item>
        <text:list-item>
          <text:p text:style-name="P13">Änderungen der Bankverbindung eines Mitglieds, welches am Lastschriftverfahren teilnimmt, sind dem Verein schnellstmöglich bekannt zu machen.</text:p>
        </text:list-item>
        <text:list-item>
          <text:p text:style-name="P13">Bei fehlender Deckung des Girokontos eines Mitglieds werden entstandene Transaktionskosten an das Mitglied weitergegeben. </text:p>
        </text:list-item>
        <text:list-item>
          <text:p text:style-name="P13">Bei einem Zahlungsverzug von ___ wird eine Mahnung an das Mitglied ausgesprochen mit der Bitte ihrer/seiner Zahlung schnellstmöglich nachzukommen. <text:span text:style-name="T8">Nach dreimaliger Anmahnung liegt ein Ausschlussgrund vor</text:span>. Mahngebühren <text:span text:style-name="T9">fallen nicht an</text:span>.</text:p>
        </text:list-item>
      </text:list>
      <text:h text:style-name="Heading_20_2" text:outline-level="2"><text:soft-page-break/>§ 5 Vereinskonto</text:h>
      <text:list xml:id="list5524723833975538281" text:style-name="L4">
        <text:list-item>
          <text:p text:style-name="P14">Alle Zahlungen sind an ein auf den Verein laufendes Konto zu zahlen. <text:span text:style-name="T8">Das Konto wird durch den Vorstand bestimmt.</text:span> </text:p>
        </text:list-item>
        <text:list-item>
          <text:p text:style-name="P15">Die Kontodaten sind jedem Mitglied bei Vereinseintritt zusammen mit dieser Beitragsordnung mitzuteilen. Änderungen der Kontodaten sind den Mitgliedern mit einer Frist von mind. 2 Wochen anzuzeigen.</text:p>
        </text:list-item>
        <text:list-item>
          <text:p text:style-name="P16">Überweisung auf andere Konten sind nicht zulässig und müssen nicht als Zahlungen anerkannt werde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______________________ <text:tab/><text:tab/><text:tab/><text:tab/>_____________________________________</text:p>
      <text:p text:style-name="P7"><text:tab/>Ort, Datum <text:tab/><text:tab/><text:tab/><text:tab/><text:tab/>Unterschrift eines Vorstandsmitglie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text-align="center" style:justify-single-word="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799in" fo:margin-right="0in"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5fa533"/>
    </style:style>
    <style:style style:name="MT1" style:family="text">
      <style:text-properties officeooo:rsid="005fa53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Seite </text:span><text:span text:style-name="MT1"><text:page-number text:select-page="current">2</text:page-number></text:span><text:span text:style-name="MT1"> / </text:span><text:span text:style-name="M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ni </meta:initial-creator>
    <meta:creation-date>2014-12-16T16:04:32.372475083</meta:creation-date>
    <dc:date>2015-02-17T13:14:34.385639463</dc:date>
    <dc:creator>benni </dc:creator>
    <meta:editing-duration>PT15H57M31S</meta:editing-duration>
    <meta:editing-cycles>63</meta:editing-cycles>
    <meta:generator>LibreOffice/4.2.7.2$Linux_X86_64 LibreOffice_project/420m0$Build-2</meta:generator>
    <meta:document-statistic meta:table-count="0" meta:image-count="0" meta:object-count="0" meta:page-count="3" meta:paragraph-count="28" meta:word-count="374" meta:character-count="2799" meta:non-whitespace-character-count="2450"/>
  </office:meta>
</office:document-meta>
</file>